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1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8.752cm" style:rel-column-width="20708*"/>
    </style:style>
    <style:style style:name="Table4.E" style:family="table-column">
      <style:table-column-properties style:column-width="10.823cm" style:rel-column-width="25605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 style:shadow="none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cm" fo:border-left="0.002cm solid #000000" fo:border-right="0.035cm solid #000000" fo:border-top="0.035cm solid #000000" fo:border-bottom="0.002cm solid #000000"/>
    </style:style>
    <style:style style:name="Table5.A2" style:family="table-cell">
      <style:table-cell-properties style:vertical-align="middle" fo:padding="0cm" fo:border-left="0.035cm solid #000000" fo:border-right="none" fo:border-top="none" fo:border-bottom="0.002cm solid #000000"/>
    </style:style>
    <style:style style:name="Table5.B2" style:family="table-cell">
      <style:table-cell-properties style:vertical-align="middle"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5.K2" style:family="table-cell">
      <style:table-cell-properties style:vertical-align="middle" fo:padding="0cm" fo:border-left="0.002cm solid #000000" fo:border-right="0.035cm solid #000000" fo:border-top="none" fo:border-bottom="0.002cm solid #000000"/>
    </style:style>
    <style:style style:name="Table5.A3" style:family="table-cell">
      <style:table-cell-properties style:vertical-align="middle" fo:background-color="#cccccc" fo:padding="0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 style:shadow="none"/>
    </style:style>
    <style:style style:name="Table9.A" style:family="table-column">
      <style:table-column-properties style:column-width="0.704cm" style:rel-column-width="399*"/>
    </style:style>
    <style:style style:name="Table9.B" style:family="table-column">
      <style:table-column-properties style:column-width="0.826cm" style:rel-column-width="468*"/>
    </style:style>
    <style:style style:name="Table9.D" style:family="table-column">
      <style:table-column-properties style:column-width="0.085cm" style:rel-column-width="48*"/>
    </style:style>
    <style:style style:name="Table9.E" style:family="table-column">
      <style:table-column-properties style:column-width="0.732cm" style:rel-column-width="415*"/>
    </style:style>
    <style:style style:name="Table9.M" style:family="table-column">
      <style:table-column-properties style:column-width="0.848cm" style:rel-column-width="481*"/>
    </style:style>
    <style:style style:name="Table9.N" style:family="table-column">
      <style:table-column-properties style:column-width="1.051cm" style:rel-column-width="596*"/>
    </style:style>
    <style:style style:name="Table9.P" style:family="table-column">
      <style:table-column-properties style:column-width="1.51cm" style:rel-column-width="856*"/>
    </style:style>
    <style:style style:name="Table9.Q" style:family="table-column">
      <style:table-column-properties style:column-width="1.568cm" style:rel-column-width="889*"/>
    </style:style>
    <style:style style:name="Table9.R" style:family="table-column">
      <style:table-column-properties style:column-width="1.575cm" style:rel-column-width="893*"/>
    </style:style>
    <style:style style:name="Table9.T" style:family="table-column">
      <style:table-column-properties style:column-width="1.097cm" style:rel-column-width="622*"/>
    </style:style>
    <style:style style:name="Table9.b" style:family="table-column">
      <style:table-column-properties style:column-width="1.736cm" style:rel-column-width="984*"/>
    </style:style>
    <style:style style:name="Table9.c" style:family="table-column">
      <style:table-column-properties style:column-width="2.17cm" style:rel-column-width="1230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93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c2" style:family="table-cell">
      <style:table-cell-properties style:vertical-align="middle" fo:padding="0.101cm" fo:border-left="0.002cm solid #000000" fo:border-right="0.035cm solid #000000" fo:border-top="none" fo:border-bottom="0.002cm solid #000000"/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.5pt" style:text-underline-style="solid" style:text-underline-width="auto" style:text-underline-color="font-color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66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7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9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70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1" style:family="paragraph" style:parent-style-name="Text_20_body">
      <style:paragraph-properties fo:margin-top="0.199cm" fo:margin-bottom="0cm"/>
      <style:text-properties fo:font-size="9pt" style:font-size-asian="9pt" style:font-size-complex="9pt"/>
    </style:style>
    <style:style style:name="P72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3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4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5" style:family="paragraph" style:parent-style-name="Text_20_body">
      <style:paragraph-properties fo:margin-top="0cm" fo:margin-bottom="0.3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7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7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7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0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1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2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90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1" style:family="paragraph" style:parent-style-name="Text_20_body">
      <style:paragraph-properties fo:margin-top="0.101cm" fo:margin-bottom="0cm" fo:break-before="page"/>
      <style:text-properties fo:font-size="11.5pt" style:font-size-asian="11.5pt" style:font-size-complex="11.5pt"/>
    </style:style>
    <style:style style:name="P92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4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7" style:family="paragraph" style:parent-style-name="Text_20_body">
      <style:paragraph-properties fo:margin-left="0cm" fo:margin-right="0.109cm" fo:margin-top="0.4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98" style:family="paragraph" style:parent-style-name="Standard">
      <style:paragraph-properties fo:margin-left="0cm" fo:margin-right="0.109cm" fo:margin-top="0.6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99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0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0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10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106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0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109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110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111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112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style:text-underline-style="solid" style:text-underline-width="auto" style:text-underline-color="font-color"/>
    </style:style>
    <style:style style:name="T4" style:family="text">
      <style:text-properties style:text-position="-33% 80%" style:text-underline-style="solid" style:text-underline-width="auto" style:text-underline-color="font-color" style:text-overline-style="none" style:text-overline-color="font-color"/>
    </style:style>
    <style:style style:name="T5" style:family="text">
      <style:text-properties style:text-position="-33% 80%" fo:font-weight="normal" style:font-weight-asian="normal" style:font-weight-complex="normal"/>
    </style:style>
    <style:style style:name="T6" style:family="text">
      <style:text-properties style:text-position="-33% 80%" style:text-underline-style="none" style:text-overline-style="none" style:text-overline-color="font-color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overline-style="solid" style:text-overline-width="auto" style:text-overline-color="font-color"/>
    </style:style>
    <style:style style:name="T10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3" style:family="text">
      <style:text-properties style:text-position="0% 100%" style:text-overline-style="none" style:text-overline-color="font-color"/>
    </style:style>
    <style:style style:name="T14" style:family="text">
      <style:text-properties style:text-position="0% 100%" style:text-underline-style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9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3" style:family="text">
      <style:text-properties fo:background-color="transparent"/>
    </style:style>
    <style:style style:name="T24" style:family="text">
      <style:text-properties fo:background-color="transparent" style:text-overline-style="none" style:text-overline-color="font-color"/>
    </style:style>
    <style:style style:name="T25" style:family="text">
      <style:text-properties style:text-underline-style="none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Symmetry Classification for Serial Crystallography Experiments</text:p>
      <text:p text:style-name="P74">Groups with white backgrounds are merohedral and will exhibit indexing ambiguities. <text:s/>Chiral groups are shown in bold, centrosymmetric groups are underlined.</text:p>
      <text:p text:style-name="P74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ext:p text:style-name="P7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0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7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7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70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1"/>
          </table:table-cell>
          <table:table-cell table:style-name="Table3.B1" office:value-type="string">
            <text:p text:style-name="P39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77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1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5">P2</text:span>, <text:span text:style-name="T15">P2</text:span><text:span text:style-name="T2">1</text:span>, <text:span text:style-name="T15">C2</text:span></text:p>
          </table:table-cell>
          <table:table-cell table:style-name="Table3.E2" office:value-type="string">
            <text:p text:style-name="P4"><text:span text:style-name="T20">P2/m</text:span>, <text:span text:style-name="T20">P2</text:span><text:span text:style-name="T3">1</text:span><text:span text:style-name="T20">/m</text:span>, <text:span text:style-name="T20">C2/m</text:span>, <text:span text:style-name="T20">P2/c</text:span>, <text:span text:style-name="T20">P2</text:span><text:span text:style-name="T3">1</text:span><text:span text:style-name="T20">/c</text:span>, <text:span text:style-name="T20">C2/c</text:span></text:p>
          </table:table-cell>
        </table:table-row>
      </table:table>
      <text:p text:style-name="P70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0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8">Pmm2, Pmc2</text:span><text:span text:style-name="T1">1</text:span><text:span text:style-name="T8">, Pcc2, Pma2, Pca2</text:span><text:span text:style-name="T1">1</text:span><text:span text:style-name="T8">, Pnc2, Pmn2</text:span><text:span text:style-name="T1">1</text:span><text:span text:style-name="T8">, Pba2, Pna2</text:span><text:span text:style-name="T1">1</text:span><text:span text:style-name="T8">, Pnn2, Cmm2, Cmc2</text:span><text:span text:style-name="T1">1</text:span><text:span text:style-name="T8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61">222</text:p>
          </table:table-cell>
          <table:table-cell table:style-name="Table4.B2" office:value-type="string">
            <text:p text:style-name="P25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5">P222</text:span>, <text:span text:style-name="T15">P222</text:span><text:span text:style-name="T2">1</text:span>, <text:span text:style-name="T15">P2</text:span><text:span text:style-name="T2">1</text:span><text:span text:style-name="T15">2</text:span><text:span text:style-name="T2">1</text:span><text:span text:style-name="T15">2</text:span>, <text:span text:style-name="T15">P2</text:span><text:span text:style-name="T2">1</text:span><text:span text:style-name="T15">2</text:span><text:span text:style-name="T2">1</text:span><text:span text:style-name="T15">2</text:span><text:span text:style-name="T2">1</text:span>, <text:span text:style-name="T15">C222</text:span><text:span text:style-name="T2">1</text:span>, <text:span text:style-name="T15">C222</text:span>, <text:span text:style-name="T15">F222</text:span>, <text:span text:style-name="T15">I222</text:span>, <text:span text:style-name="T15">I2</text:span><text:span text:style-name="T2">1</text:span><text:span text:style-name="T15">2</text:span><text:span text:style-name="T2">1</text:span><text:span text:style-name="T15">2</text:span><text:span text:style-name="T2">1</text:span></text:p>
          </table:table-cell>
          <table:table-cell table:style-name="Table4.E2" office:value-type="string">
            <text:p text:style-name="P4"><text:span text:style-name="T20">Pmmm</text:span>, <text:span text:style-name="T20">Pnnn</text:span>, <text:span text:style-name="T20">Pccm</text:span>, <text:span text:style-name="T20">Pban</text:span>, <text:span text:style-name="T20">Pmma</text:span>, <text:span text:style-name="T20">Pnna</text:span>, <text:span text:style-name="T20">Pmna</text:span>, <text:span text:style-name="T20">Pcca</text:span>, <text:span text:style-name="T20">Pbam</text:span>, <text:span text:style-name="T20">Pccn</text:span>, <text:span text:style-name="T20">Pbcm</text:span>, <text:span text:style-name="T20">Pnnm</text:span>, <text:span text:style-name="T20">Pmmn</text:span>, <text:span text:style-name="T20">Pbcn</text:span>, <text:span text:style-name="T20">Pbca</text:span>, <text:span text:style-name="T20">Pnma</text:span>, <text:span text:style-name="T20">Cmcm</text:span>, <text:span text:style-name="T20">Cmce</text:span>, <text:span text:style-name="T20">Cmmm</text:span>, <text:span text:style-name="T20">Cccm</text:span>, <text:span text:style-name="T20">Cmme</text:span>, <text:span text:style-name="T20">Ccce</text:span>, <text:span text:style-name="T20">Fmmm</text:span>, <text:span text:style-name="T20">Fddd</text:span>, <text:span text:style-name="T20">Immm</text:span>, <text:span text:style-name="T20">Ibam</text:span>, <text:span text:style-name="T20">Ibca</text:span>, <text:span text:style-name="T20">Imma</text:span></text:p>
          </table:table-cell>
        </table:table-row>
      </table:table>
      <text:p text:style-name="P70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6">4</text:p>
          </table:table-cell>
          <table:covered-table-cell/>
          <table:covered-table-cell/>
          <table:table-cell table:style-name="Table5.B1" table:number-rows-spanned="2" office:value-type="string">
            <text:p text:style-name="P109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5">P4</text:span>, <text:span text:style-name="T15">P4</text:span><text:span text:style-name="T2">1</text:span>, <text:span text:style-name="T15">P4</text:span><text:span text:style-name="T2">2</text:span>, <text:span text:style-name="T15">P4</text:span><text:span text:style-name="T2">3</text:span>, <text:span text:style-name="T15">I4</text:span>, <text:span text:style-name="T15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8">P</text:span><text:span text:style-name="T9">4</text:span><text:span text:style-name="T8">, I</text:span><text:span text:style-name="T9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79"><text:span text:style-name="T14">P4mm, P4bm, P4</text:span><text:span text:style-name="T6">2</text:span><text:span text:style-name="T14">cm, P4</text:span><text:span text:style-name="T6">2</text:span><text:span text:style-name="T14">nm, P4cc, P4nc, P4</text:span><text:span text:style-name="T6">2</text:span><text:span text:style-name="T14">mc, P4</text:span><text:span text:style-name="T6">2</text:span><text:span text:style-name="T14">bc, I4mm, I4cm, I4</text:span><text:span text:style-name="T6">1</text:span><text:span text:style-name="T14">md, I4</text:span><text:span text:style-name="T6">1</text:span><text:span text:style-name="T14">cd</text:span></text:p>
          </table:table-cell>
        </table:table-row>
        <table:table-row>
          <table:covered-table-cell/>
          <table:table-cell table:style-name="Table5.B2" office:value-type="string">
            <text:p text:style-name="P19"><text:span text:style-name="T7">4</text:span>2m</text:p>
          </table:table-cell>
          <table:table-cell table:style-name="Table5.B2" office:value-type="string">
            <text:p text:style-name="P19"><text:span text:style-name="T7">4</text:span>m2</text:p>
          </table:table-cell>
          <table:table-cell table:style-name="Table5.D2" office:value-type="string">
            <text:p text:style-name="P102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79">P<text:span text:style-name="T7">4</text:span>2m, P<text:span text:style-name="T7">4</text:span>2c, P<text:span text:style-name="T7">4</text:span>2<text:span text:style-name="T1">1</text:span>m, P<text:span text:style-name="T7">4</text:span>2<text:span text:style-name="T1">1</text:span>c, I<text:span text:style-name="T7">4</text:span>2m, I<text:span text:style-name="T7">4</text:span>2d </text:p>
          </table:table-cell>
          <table:table-cell table:style-name="Table5.I2" office:value-type="string">
            <text:p text:style-name="P79">P<text:span text:style-name="T7">4</text:span>m2, P<text:span text:style-name="T7">4</text:span>c2, P<text:span text:style-name="T7">4</text:span>b2, P<text:span text:style-name="T7">4</text:span>n2, I<text:span text:style-name="T7">4</text:span>m2, I<text:span text:style-name="T7">4</text:span>c2</text:p>
          </table:table-cell>
          <table:table-cell table:style-name="Table5.D2" office:value-type="string">
            <text:p text:style-name="P79"><text:span text:style-name="T10">P4/m</text:span><text:span text:style-name="T13">, </text:span><text:span text:style-name="T10">P4</text:span><text:span text:style-name="T4">2</text:span><text:span text:style-name="T10">/m</text:span><text:span text:style-name="T13">, </text:span><text:span text:style-name="T10">P4/n</text:span><text:span text:style-name="T13">, </text:span><text:span text:style-name="T10">P4</text:span><text:span text:style-name="T4">2</text:span><text:span text:style-name="T10">/n</text:span><text:span text:style-name="T13">, </text:span><text:span text:style-name="T10">I4/m</text:span><text:span text:style-name="T13">, </text:span><text:span text:style-name="T10">I4</text:span><text:span text:style-name="T4">1</text:span><text:span text:style-name="T10">/a</text:span> </text:p>
          </table:table-cell>
          <table:covered-table-cell/>
        </table:table-row>
        <table:table-row>
          <table:table-cell table:style-name="Table5.A3" office:value-type="string">
            <text:p text:style-name="P64">422</text:p>
          </table:table-cell>
          <table:table-cell table:style-name="Table5.B3" table:number-columns-spanned="4" office:value-type="string">
            <text:p text:style-name="P66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5"><text:span text:style-name="T15">P422</text:span>, <text:span text:style-name="T15">P42</text:span><text:span text:style-name="T2">1</text:span><text:span text:style-name="T15">2</text:span>, <text:span text:style-name="T15">P4</text:span><text:span text:style-name="T2">1</text:span><text:span text:style-name="T15">22</text:span>, <text:span text:style-name="T15">P4</text:span><text:span text:style-name="T2">1</text:span><text:span text:style-name="T15">2</text:span><text:span text:style-name="T2">1</text:span><text:span text:style-name="T15">2</text:span>, <text:span text:style-name="T15">P4</text:span><text:span text:style-name="T2">2</text:span><text:span text:style-name="T15">22</text:span>, <text:span text:style-name="T15">P4</text:span><text:span text:style-name="T2">2</text:span><text:span text:style-name="T15">2</text:span><text:span text:style-name="T2">1</text:span><text:span text:style-name="T15">2</text:span>, <text:span text:style-name="T15">P4</text:span><text:span text:style-name="T2">3</text:span><text:span text:style-name="T15">22</text:span>, <text:span text:style-name="T15">P4</text:span><text:span text:style-name="T2">3</text:span><text:span text:style-name="T15">2</text:span><text:span text:style-name="T2">1</text:span><text:span text:style-name="T15">2</text:span>, <text:span text:style-name="T15">I422</text:span>, <text:span text:style-name="T15">I4</text:span><text:span text:style-name="T2">1</text:span><text:span text:style-name="T15">22</text:span></text:p>
          </table:table-cell>
          <table:table-cell table:style-name="Table5.H3" table:number-columns-spanned="4" office:value-type="string">
            <text:p text:style-name="P76"><text:span text:style-name="T20">P4/mmm</text:span>, <text:span text:style-name="T20">P4/mcc</text:span>, <text:span text:style-name="T20">P4/nbm</text:span>, <text:span text:style-name="T20">P4/nnc</text:span>, <text:span text:style-name="T20">P4/mbm</text:span>, <text:span text:style-name="T20">P4/mnc</text:span>, <text:span text:style-name="T20">P4/nmm</text:span>, <text:span text:style-name="T20">P4/ncc</text:span>, <text:span text:style-name="T20">P4</text:span><text:span text:style-name="T3">2</text:span><text:span text:style-name="T20">/mmc</text:span>, <text:span text:style-name="T20">P4</text:span><text:span text:style-name="T3">2</text:span><text:span text:style-name="T20">/mcm</text:span>, <text:span text:style-name="T20">P4</text:span><text:span text:style-name="T3">2</text:span><text:span text:style-name="T20">/nbc</text:span>, <text:span text:style-name="T20">P4</text:span><text:span text:style-name="T3">2</text:span><text:span text:style-name="T20">/nnm</text:span>, <text:span text:style-name="T20">P4</text:span><text:span text:style-name="T3">2</text:span><text:span text:style-name="T20">/mbc</text:span>, <text:span text:style-name="T20">P4</text:span><text:span text:style-name="T3">2</text:span><text:span text:style-name="T20">/mnm</text:span>, <text:span text:style-name="T20">P4</text:span><text:span text:style-name="T3">2</text:span><text:span text:style-name="T20">/nmc</text:span>, <text:span text:style-name="T20">P4</text:span><text:span text:style-name="T3">2</text:span><text:span text:style-name="T20">/ncm</text:span>, <text:span text:style-name="T20">I4/mmm</text:span>, <text:span text:style-name="T20">I4/mcm</text:span>, <text:span text:style-name="T20">I4</text:span><text:span text:style-name="T3">1</text:span><text:span text:style-name="T20">/amd</text:span>, <text:span text:style-name="T20">I4</text:span><text:span text:style-name="T3">1</text:span><text:span text:style-name="T20">/acd</text:span></text:p>
          </table:table-cell>
          <table:covered-table-cell/>
          <table:covered-table-cell/>
          <table:covered-table-cell/>
        </table:table-row>
      </table:table>
      <text:p text:style-name="P71"/>
      <text:p text:style-name="P91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6">3</text:p>
          </table:table-cell>
          <table:table-cell table:style-name="Table6.B1" office:value-type="string">
            <text:p text:style-name="P22">3</text:p>
          </table:table-cell>
          <table:table-cell table:style-name="Table6.B1" office:value-type="string">
            <text:p text:style-name="P28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7">3</text:span><text:span text:style-name="T16"> (H</text:span><text:span text:style-name="T7">3</text:span><text:span text:style-name="T16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0">32</text:p>
          </table:table-cell>
          <table:table-cell table:style-name="Table6.B2" table:number-columns-spanned="2" office:value-type="string">
            <text:p text:style-name="P22">3<text:span text:style-name="T16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20">R</text:span><text:span text:style-name="T21">3</text:span><text:span text:style-name="T20">m (H</text:span><text:span text:style-name="T21">3</text:span><text:span text:style-name="T20">m)</text:span>, <text:span text:style-name="T20">R</text:span><text:span text:style-name="T21">3</text:span><text:span text:style-name="T20">c (H</text:span><text:span text:style-name="T21">3</text:span><text:span text:style-name="T20">c)</text:span></text:p>
          </table:table-cell>
          <table:covered-table-cell/>
        </table:table-row>
      </table:table>
      <text:p text:style-name="P70"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5">3</text:p>
          </table:table-cell>
          <table:covered-table-cell/>
          <table:covered-table-cell/>
          <table:table-cell table:style-name="Table9.D1" office:value-type="string">
            <text:p text:style-name="P80"><draw:line text:anchor-type="paragraph" draw:z-index="1" draw:style-name="gr2" draw:text-style-name="P112" svg:x1="5.015cm" svg:y1="17.203cm" svg:x2="6.356cm" svg:y2="17.203cm"><text:p/></draw:line><draw:line text:anchor-type="paragraph" draw:z-index="0" draw:style-name="gr1" draw:text-style-name="P112" svg:x1="1.685cm" svg:y1="17.2cm" svg:x2="6.858cm" svg:y2="17.2cm"><text:p/></draw:line><draw:line text:anchor-type="paragraph" draw:z-index="2" draw:style-name="gr1" draw:text-style-name="P112" svg:x1="4.981cm" svg:y1="17.2cm" svg:x2="6.863cm" svg:y2="17.2cm"><text:p/></draw:line><draw:line text:anchor-type="paragraph" draw:z-index="7" draw:style-name="gr1" draw:text-style-name="P112" svg:x1="1.843cm" svg:y1="17.2cm" svg:x2="6.965cm" svg:y2="17.2cm"><text:p/></draw:line><draw:line text:anchor-type="paragraph" draw:z-index="8" draw:style-name="gr5" draw:text-style-name="P112" svg:x1="1.961cm" svg:y1="0.963cm" svg:x2="6.948cm" svg:y2="0.963cm"><text:p/></draw:line><draw:line text:anchor-type="paragraph" draw:z-index="9" draw:style-name="gr5" draw:text-style-name="P112" svg:x1="17.732cm" svg:y1="1.951cm" svg:x2="21.69cm" svg:y2="1.951cm"><text:p/></draw:line><draw:line text:anchor-type="paragraph" draw:z-index="3" draw:style-name="gr3" draw:text-style-name="P112" svg:x1="19.978cm" svg:y1="1.187cm" svg:x2="23.421cm" svg:y2="1.187cm"><text:p/></draw:line><draw:line text:anchor-type="paragraph" draw:z-index="4" draw:style-name="gr4" draw:text-style-name="P112" svg:x1="15.365cm" svg:y1="0.91cm" svg:x2="23.421cm" svg:y2="0.91cm"><text:p/></draw:line></text:p>
          </table:table-cell>
          <table:table-cell table:style-name="Table9.D1" table:number-columns-spanned="9" office:value-type="string">
            <text:p text:style-name="P22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23"><text:span text:style-name="T25">6mm</text:span>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5">P3</text:span>, <text:span text:style-name="T15">P3</text:span><text:span text:style-name="T2">1</text:span>, <text:span text:style-name="T15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6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2"><text:span text:style-name="T17">P6mm, P6cc, P6</text:span><text:span text:style-name="T5">3</text:span><text:span text:style-name="T17">cm, P6</text:span><text:span text:style-name="T5">3</text:span><text:span text:style-name="T17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0">6</text:p>
          </table:table-cell>
          <table:table-cell table:style-name="Table9.B2" table:number-rows-spanned="4" office:value-type="string">
            <text:p text:style-name="P87">312</text:p>
          </table:table-cell>
          <table:table-cell table:style-name="Table9.B2" table:number-rows-spanned="4" office:value-type="string">
            <text:p text:style-name="P84">321</text:p>
          </table:table-cell>
          <table:table-cell table:style-name="Table9.B2" table:number-rows-spanned="3" office:value-type="string">
            <text:p text:style-name="P86"/>
          </table:table-cell>
          <table:table-cell table:style-name="Table9.B2" table:number-rows-spanned="3" office:value-type="string">
            <text:p text:style-name="P31"/>
          </table:table-cell>
          <table:table-cell table:style-name="Table9.F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31"/>
          </table:table-cell>
          <table:table-cell table:style-name="Table9.B2" table:number-rows-spanned="4" office:value-type="string">
            <text:p text:style-name="P23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5">P6</text:span>, <text:span text:style-name="T15">P6</text:span><text:span text:style-name="T2">1</text:span>, <text:span text:style-name="T15">P6</text:span><text:span text:style-name="T2">5</text:span>, <text:span text:style-name="T15">P6</text:span><text:span text:style-name="T2">2</text:span>, <text:span text:style-name="T15">P6</text:span><text:span text:style-name="T2">4</text:span>, <text:span text:style-name="T15">P6</text:span><text:span text:style-name="T2">3</text:span></text:p>
          </table:table-cell>
          <table:table-cell table:style-name="Table9.B2" table:number-rows-spanned="4" office:value-type="string">
            <text:p text:style-name="P72"><text:span text:style-name="T15">P312</text:span>, <text:span text:style-name="T15">P3</text:span><text:span text:style-name="T2">1</text:span><text:span text:style-name="T15">12, P3</text:span><text:span text:style-name="T2">2</text:span><text:span text:style-name="T15">12</text:span></text:p>
          </table:table-cell>
          <table:table-cell table:style-name="Table9.B2" table:number-rows-spanned="4" office:value-type="string">
            <text:p text:style-name="P72"><text:span text:style-name="T15">P321</text:span>, <text:span text:style-name="T15">P3</text:span><text:span text:style-name="T2">1</text:span><text:span text:style-name="T15">21, P3</text:span><text:span text:style-name="T2">2</text:span><text:span text:style-name="T15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B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2"><text:span text:style-name="T20">P6/m</text:span>, <text:span text:style-name="T20">P6</text:span><text:span text:style-name="T3">3</text:span><text:span text:style-name="T20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8">3m1</text:p>
          </table:table-cell>
          <table:covered-table-cell/>
          <table:table-cell table:style-name="Table9.B2" table:number-rows-spanned="2" table:number-columns-spanned="2" office:value-type="string">
            <text:p text:style-name="P81">6</text:p>
          </table:table-cell>
          <table:covered-table-cell/>
          <table:table-cell table:style-name="Table9.B2" table:number-rows-spanned="2" table:number-columns-spanned="2" office:value-type="string">
            <text:p text:style-name="P28"><draw:line text:anchor-type="paragraph" draw:z-index="6" draw:style-name="gr5" draw:text-style-name="P112" svg:x1="1.191cm" svg:y1="0.049cm" svg:x2="3.209cm" svg:y2="0.049cm"><text:p/></draw:line><draw:line text:anchor-type="paragraph" draw:z-index="5" draw:style-name="gr5" draw:text-style-name="P112" svg:x1="-0.318cm" svg:y1="0.728cm" svg:x2="2.425cm" svg:y2="0.728cm"><text:p/></draw:line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4"><text:span text:style-name="T12">P</text:span><text:span text:style-name="T11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2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2"/>
          </table:table-cell>
          <table:table-cell table:style-name="Table9.B2" table:number-columns-spanned="2" office:value-type="string">
            <text:p text:style-name="P24"><text:span text:style-name="T7">3</text:span>m1</text:p>
          </table:table-cell>
          <table:covered-table-cell/>
          <table:table-cell table:style-name="Table9.B2" table:number-columns-spanned="2" office:value-type="string">
            <text:p text:style-name="P29"><text:span text:style-name="T7">6</text:span>m2</text:p>
          </table:table-cell>
          <table:covered-table-cell/>
          <table:table-cell table:style-name="Table9.B2" table:number-columns-spanned="2" office:value-type="string">
            <text:p text:style-name="P29"><text:span text:style-name="T7">6</text:span>2m</text:p>
          </table:table-cell>
          <table:covered-table-cell/>
          <table:table-cell table:style-name="Table9.B2" table:number-columns-spanned="2" office:value-type="string">
            <text:p text:style-name="P24"><text:span text:style-name="T18">3</text:span><text:span text:style-name="T19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2"/>
          </table:table-cell>
          <table:table-cell table:style-name="Table9.B2" table:number-columns-spanned="2" office:value-type="string">
            <text:p text:style-name="P4"><text:span text:style-name="T22">P</text:span><text:span text:style-name="T21">3</text:span><text:span text:style-name="T20">m1</text:span>, <text:span text:style-name="T22">P</text:span><text:span text:style-name="T21">3</text:span><text:span text:style-name="T22">c</text:span><text:span text:style-name="T20">1</text:span></text:p>
          </table:table-cell>
          <table:covered-table-cell/>
          <table:table-cell table:style-name="Table9.B2" table:number-columns-spanned="2" office:value-type="string">
            <text:p text:style-name="P93">P<text:span text:style-name="T7">6</text:span>m2, P<text:span text:style-name="T7">6</text:span>c2</text:p>
          </table:table-cell>
          <table:covered-table-cell/>
          <table:table-cell table:style-name="Table9.B2" table:number-columns-spanned="2" office:value-type="string">
            <text:p text:style-name="P93">P<text:span text:style-name="T7">6</text:span>2m, P<text:span text:style-name="T7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2">P</text:span><text:span text:style-name="T21">3</text:span><text:span text:style-name="T20">1m</text:span>, <text:span text:style-name="T22">P</text:span><text:span text:style-name="T21">3</text:span><text:span text:style-name="T20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3">622</text:p>
          </table:table-cell>
          <table:covered-table-cell/>
          <table:covered-table-cell/>
          <table:table-cell table:style-name="Table9.D6" office:value-type="string">
            <text:p text:style-name="P83"/>
          </table:table-cell>
          <table:table-cell table:style-name="Table9.D6" table:number-columns-spanned="10" office:value-type="string">
            <text:p text:style-name="P23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5">P622</text:span>, <text:span text:style-name="T15">P6</text:span><text:span text:style-name="T2">1</text:span><text:span text:style-name="T15">22</text:span>, <text:span text:style-name="T15">P6</text:span><text:span text:style-name="T2">5</text:span><text:span text:style-name="T15">22</text:span>, <text:span text:style-name="T15">P6</text:span><text:span text:style-name="T2">2</text:span><text:span text:style-name="T15">22</text:span>, <text:span text:style-name="T15">P6</text:span><text:span text:style-name="T2">4</text:span><text:span text:style-name="T15">22</text:span>, <text:span text:style-name="T15">P6</text:span><text:span text:style-name="T2">3</text:span><text:span text:style-name="T15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3"><text:span text:style-name="T20">P6/mmm</text:span>, <text:span text:style-name="T20">P6/mcc</text:span>, <text:span text:style-name="T20">P6</text:span><text:span text:style-name="T3">3</text:span><text:span text:style-name="T20">/mcm</text:span>, <text:span text:style-name="T20">P6</text:span><text:span text:style-name="T3">3</text:span><text:span text:style-name="T20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0">23</text:p>
          </table:table-cell>
          <table:table-cell table:style-name="Table8.B1" office:value-type="string">
            <text:p text:style-name="P27"><text:span text:style-name="T7">4</text:span>3m</text:p>
          </table:table-cell>
          <table:table-cell table:style-name="Table8.B1" office:value-type="string">
            <text:p text:style-name="P21">m<text:span text:style-name="T7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78"><text:span text:style-name="T15">P23, F23, I23, P2</text:span><text:span text:style-name="T2">1</text:span><text:span text:style-name="T15">3, I2</text:span><text:span text:style-name="T2">1</text:span><text:span text:style-name="T15">3</text:span></text:p>
          </table:table-cell>
          <table:table-cell table:style-name="Table8.B1" office:value-type="string">
            <text:p text:style-name="P4"><text:s/>P<text:span text:style-name="T7">4</text:span>3m, F<text:span text:style-name="T7">4</text:span>3m, I<text:span text:style-name="T7">4</text:span>3m, P<text:span text:style-name="T7">4</text:span>3n, F<text:span text:style-name="T7">4</text:span>3c, I<text:span text:style-name="T7">4</text:span>3d</text:p>
          </table:table-cell>
          <table:table-cell table:style-name="Table8.G1" office:value-type="string">
            <text:p text:style-name="P7"><text:span text:style-name="T20">Pm</text:span><text:span text:style-name="T21">3</text:span>, <text:span text:style-name="T20">Pn</text:span><text:span text:style-name="T21">3</text:span>, <text:span text:style-name="T20">Fm</text:span><text:span text:style-name="T21">3</text:span>, <text:span text:style-name="T20">Fd</text:span><text:span text:style-name="T21">3</text:span>, <text:span text:style-name="T20">Im</text:span><text:span text:style-name="T21">3</text:span>, <text:span text:style-name="T20">Pa</text:span><text:span text:style-name="T21">3</text:span>, <text:span text:style-name="T20">Ia</text:span><text:span text:style-name="T21">3</text:span></text:p>
          </table:table-cell>
        </table:table-row>
        <table:table-row>
          <table:table-cell table:style-name="Table8.A2" office:value-type="string">
            <text:p text:style-name="P42">432</text:p>
          </table:table-cell>
          <table:table-cell table:style-name="Table8.B2" table:number-columns-spanned="2" office:value-type="string">
            <text:p text:style-name="P21">m<text:span text:style-name="T7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5">P432</text:span>, <text:span text:style-name="T15">P4</text:span><text:span text:style-name="T2">2</text:span><text:span text:style-name="T15">32</text:span>, <text:span text:style-name="T15">F432</text:span>, <text:span text:style-name="T15">F4</text:span><text:span text:style-name="T2">1</text:span><text:span text:style-name="T15">32</text:span>, <text:span text:style-name="T15">I432</text:span>, <text:span text:style-name="T15">P4</text:span><text:span text:style-name="T2">3</text:span><text:span text:style-name="T15">32</text:span>, <text:span text:style-name="T15">P4</text:span><text:span text:style-name="T2">1</text:span><text:span text:style-name="T15">32</text:span>, <text:span text:style-name="T15">I4</text:span><text:span text:style-name="T2">1</text:span><text:span text:style-name="T15">32</text:span></text:p>
          </table:table-cell>
          <table:table-cell table:style-name="Table8.F2" table:number-columns-spanned="2" office:value-type="string">
            <text:p text:style-name="P4"><text:span text:style-name="T20">Pm</text:span><text:span text:style-name="T21">3</text:span><text:span text:style-name="T20">m</text:span>, <text:span text:style-name="T20">Pn</text:span><text:span text:style-name="T21">3</text:span><text:span text:style-name="T20">n</text:span>, <text:span text:style-name="T20">Pm</text:span><text:span text:style-name="T21">3</text:span><text:span text:style-name="T20">n</text:span>, <text:span text:style-name="T20">Pn</text:span><text:span text:style-name="T21">3</text:span><text:span text:style-name="T20">m</text:span>, <text:span text:style-name="T20">Fm</text:span><text:span text:style-name="T21">3</text:span><text:span text:style-name="T20">m</text:span>, <text:span text:style-name="T20">Fm</text:span><text:span text:style-name="T21">3</text:span><text:span text:style-name="T20">c</text:span>, <text:span text:style-name="T20">Fd</text:span><text:span text:style-name="T21">3</text:span><text:span text:style-name="T20">m</text:span>, <text:span text:style-name="T20">Fd</text:span><text:span text:style-name="T21">3</text:span><text:span text:style-name="T20">c</text:span>, <text:span text:style-name="T20">Im</text:span><text:span text:style-name="T21">3</text:span><text:span text:style-name="T20">m</text:span>, <text:span text:style-name="T20">Ia</text:span><text:span text:style-name="T21">3</text:span><text:span text:style-name="T20">d</text:span></text:p>
          </table:table-cell>
          <table:covered-table-cell/>
        </table:table-row>
      </table:table>
      <text:p text:style-name="P97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38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8"/>
          </table:table-cell>
          <table:table-cell table:style-name="Table2.A1" office:value-type="string">
            <text:p text:style-name="P37">3</text:p>
          </table:table-cell>
          <table:table-cell table:style-name="Table2.A1" office:value-type="string">
            <text:p text:style-name="P37"/>
          </table:table-cell>
          <table:table-cell table:style-name="Table2.C1" office:value-type="string">
            <text:p text:style-name="P95">3</text:p>
          </table:table-cell>
          <table:table-cell table:style-name="Table2.C1" office:value-type="string">
            <text:p text:style-name="P37"/>
          </table:table-cell>
          <table:table-cell table:style-name="Table2.G1" office:value-type="string">
            <text:p text:style-name="P37"/>
          </table:table-cell>
          <table:table-cell table:style-name="Table2.A1" office:value-type="string">
            <text:p text:style-name="P53">6/m</text:p>
          </table:table-cell>
          <table:table-cell table:style-name="Table2.N1" office:value-type="string">
            <text:p text:style-name="P53"/>
          </table:table-cell>
          <table:table-cell table:style-name="Table2.C1" table:number-columns-spanned="2" office:value-type="string">
            <text:p text:style-name="P59">6</text:p>
          </table:table-cell>
          <table:covered-table-cell/>
          <table:table-cell table:style-name="Table2.C1" table:number-columns-spanned="2" office:value-type="string">
            <text:p text:style-name="P89">6</text:p>
          </table:table-cell>
          <table:covered-table-cell/>
        </table:table-row>
        <table:table-row>
          <table:table-cell table:style-name="Table2.A2" office:value-type="string">
            <text:p text:style-name="P34">2/m</text:p>
          </table:table-cell>
          <table:table-cell table:style-name="Table2.A2" office:value-type="string">
            <text:p text:style-name="P34"/>
          </table:table-cell>
          <table:table-cell table:style-name="Table2.C2" table:number-columns-spanned="2" office:value-type="string">
            <text:p text:style-name="P32">2</text:p>
          </table:table-cell>
          <table:covered-table-cell/>
          <table:table-cell table:style-name="Table2.C2" table:number-columns-spanned="2" office:value-type="string">
            <text:p text:style-name="P46">m</text:p>
          </table:table-cell>
          <table:covered-table-cell/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1">3<text:span text:style-name="T16">m</text:span></text:p>
          </table:table-cell>
          <table:table-cell table:style-name="Table2.A2" office:value-type="string">
            <text:p text:style-name="P51"/>
          </table:table-cell>
          <table:table-cell table:style-name="Table2.C2" office:value-type="string">
            <text:p text:style-name="P43">32</text:p>
          </table:table-cell>
          <table:table-cell table:style-name="Table2.C2" office:value-type="string">
            <text:p text:style-name="P48">3m</text:p>
          </table:table-cell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2">6/mmm</text:p>
          </table:table-cell>
          <table:table-cell table:style-name="Table2.N2" office:value-type="string">
            <text:p text:style-name="P52"/>
          </table:table-cell>
          <table:table-cell table:style-name="Table2.C2" office:value-type="string">
            <text:p text:style-name="P88">622</text:p>
          </table:table-cell>
          <table:table-cell table:style-name="Table2.C2" office:value-type="string">
            <text:p text:style-name="P60"><text:span text:style-name="T7">6</text:span>m2</text:p>
          </table:table-cell>
          <table:table-cell table:style-name="Table2.C2" office:value-type="string">
            <text:p text:style-name="P60"><text:span text:style-name="T7">6</text:span>2m</text:p>
          </table:table-cell>
          <table:table-cell table:style-name="Table2.C2" office:value-type="string">
            <text:p text:style-name="P60">6mm</text:p>
          </table:table-cell>
        </table:table-row>
        <table:table-row table:style-name="Table2.3">
          <table:table-cell table:style-name="Table2.A2" office:value-type="string">
            <text:p text:style-name="P35">mmm</text:p>
          </table:table-cell>
          <table:table-cell table:style-name="Table2.A2" office:value-type="string">
            <text:p text:style-name="P35"/>
          </table:table-cell>
          <table:table-cell table:style-name="Table2.C2" table:number-columns-spanned="2" office:value-type="string">
            <text:p text:style-name="P33">222</text:p>
          </table:table-cell>
          <table:covered-table-cell/>
          <table:table-cell table:style-name="Table2.C2" table:number-columns-spanned="2" office:value-type="string">
            <text:p text:style-name="P47">mm2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4"><text:span text:style-name="T7">3</text:span>m1</text:p>
          </table:table-cell>
          <table:table-cell table:style-name="Table2.A2" office:value-type="string">
            <text:p text:style-name="P54"/>
          </table:table-cell>
          <table:table-cell table:style-name="Table2.C2" office:value-type="string">
            <text:p text:style-name="P44">321</text:p>
          </table:table-cell>
          <table:table-cell table:style-name="Table2.C2" office:value-type="string">
            <text:p text:style-name="P49">3m1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4">m<text:span text:style-name="T7">3</text:span></text:p>
          </table:table-cell>
          <table:table-cell table:style-name="Table2.N2" office:value-type="string">
            <text:p text:style-name="P54"/>
          </table:table-cell>
          <table:table-cell table:style-name="Table2.C2" table:number-columns-spanned="2" office:value-type="string">
            <text:p text:style-name="P58">23</text:p>
          </table:table-cell>
          <table:covered-table-cell/>
          <table:table-cell table:style-name="Table2.C2" table:number-columns-spanned="2" office:value-type="string">
            <text:p text:style-name="P47"/>
          </table:table-cell>
          <table:covered-table-cell/>
        </table:table-row>
        <table:table-row>
          <table:table-cell table:style-name="Table2.A2" office:value-type="string">
            <text:p text:style-name="P36">4/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32">4</text:p>
          </table:table-cell>
          <table:covered-table-cell/>
          <table:table-cell table:style-name="Table2.C2" table:number-columns-spanned="2" office:value-type="string">
            <text:p text:style-name="P45">4</text:p>
          </table:table-cell>
          <table:covered-table-cell/>
          <table:table-cell table:style-name="Table2.G1" office:value-type="string">
            <text:p text:style-name="P45"/>
          </table:table-cell>
          <table:table-cell table:style-name="Table2.A2" office:value-type="string">
            <text:p text:style-name="P55"><text:span text:style-name="T23">3</text:span><text:span text:style-name="T24">1m</text:span></text:p>
          </table:table-cell>
          <table:table-cell table:style-name="Table2.A2" office:value-type="string">
            <text:p text:style-name="P55"/>
          </table:table-cell>
          <table:table-cell table:style-name="Table2.C2" office:value-type="string">
            <text:p text:style-name="P44">312</text:p>
          </table:table-cell>
          <table:table-cell table:style-name="Table2.C2" office:value-type="string">
            <text:p text:style-name="P49">31m</text:p>
          </table:table-cell>
          <table:table-cell table:style-name="Table2.G1" office:value-type="string">
            <text:p text:style-name="P45"/>
          </table:table-cell>
          <table:table-cell table:style-name="Table2.A2" office:value-type="string">
            <text:p text:style-name="P56">m<text:span text:style-name="T7">3</text:span>m</text:p>
          </table:table-cell>
          <table:table-cell table:style-name="Table2.N2" office:value-type="string">
            <text:p text:style-name="P55"/>
          </table:table-cell>
          <table:table-cell table:style-name="Table2.C2" table:number-columns-spanned="2" office:value-type="string">
            <text:p text:style-name="P57">432</text:p>
          </table:table-cell>
          <table:covered-table-cell/>
          <table:table-cell table:style-name="Table2.C2" table:number-columns-spanned="2" office:value-type="string">
            <text:p text:style-name="P45">4<text:span text:style-name="T16">32</text:span></text:p>
          </table:table-cell>
          <table:covered-table-cell/>
        </table:table-row>
        <table:table-row>
          <table:table-cell table:style-name="Table2.A2" office:value-type="string">
            <text:p text:style-name="P68">4/mmm</text:p>
          </table:table-cell>
          <table:table-cell table:style-name="Table2.A2" office:value-type="string">
            <text:p text:style-name="P68"/>
          </table:table-cell>
          <table:table-cell table:style-name="Table2.C2" office:value-type="string">
            <text:p text:style-name="P62">422</text:p>
          </table:table-cell>
          <table:table-cell table:style-name="Table2.C2" office:value-type="string">
            <text:p text:style-name="P63"><text:span text:style-name="T7">4</text:span>2m</text:p>
          </table:table-cell>
          <table:table-cell table:style-name="Table2.C2" office:value-type="string">
            <text:p text:style-name="P46"><text:span text:style-name="T7">4</text:span>m2</text:p>
          </table:table-cell>
          <table:table-cell table:style-name="Table2.C2" office:value-type="string">
            <text:p text:style-name="P69">4mm</text:p>
          </table:table-cell>
          <table:table-cell table:style-name="Table2.G1" office:value-type="string">
            <text:p text:style-name="P69"/>
          </table:table-cell>
          <table:table-cell table:style-name="Table2.H5" office:value-type="string">
            <text:p text:style-name="P53"/>
          </table:table-cell>
          <table:table-cell table:style-name="Table2.H5" office:value-type="string">
            <text:p text:style-name="P50"/>
          </table:table-cell>
          <table:table-cell table:style-name="Table2.H5" office:value-type="string">
            <text:p text:style-name="P69"/>
          </table:table-cell>
          <table:table-cell table:style-name="Table2.H5" office:value-type="string">
            <text:p text:style-name="P69"/>
          </table:table-cell>
          <table:table-cell table:style-name="Table2.G1" office:value-type="string">
            <text:p text:style-name="P69"/>
          </table:table-cell>
          <table:table-cell table:style-name="Table2.H5" office:value-type="string">
            <text:p text:style-name="P69"/>
          </table:table-cell>
          <table:table-cell table:style-name="Table2.H5" office:value-type="string">
            <text:p text:style-name="P69"/>
          </table:table-cell>
          <table:table-cell table:style-name="Table2.H5" office:value-type="string">
            <text:p text:style-name="P69"/>
          </table:table-cell>
          <table:table-cell table:style-name="Table2.H5" office:value-type="string">
            <text:p text:style-name="P69"/>
          </table:table-cell>
          <table:table-cell table:style-name="Table2.H5" table:number-columns-spanned="2" office:value-type="string">
            <text:p text:style-name="P69"/>
          </table:table-cell>
          <table:covered-table-cell/>
        </table:table-row>
      </table:table>
      <text:p text:style-name="P98">v1.0.0 © 2010-2011 Thomas White &lt;taw@physics.org&gt; ○ Licensed as CC-BY-SA 3.0: http://creativecommons.org/licenses/by-sa/3.0/</text:p>
      <text:p text:style-name="P99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5T14:35:39</dc:date>
    <dc:creator>Thomas White</dc:creator>
    <meta:editing-duration>P3DT4H46M49S</meta:editing-duration>
    <meta:editing-cycles>241</meta:editing-cycles>
    <meta:generator>OpenOffice.org/3.3$Unix OpenOffice.org_project/330m20$Build-9567</meta:generator>
    <meta:document-statistic meta:table-count="9" meta:image-count="0" meta:object-count="0" meta:page-count="2" meta:paragraph-count="139" meta:word-count="457" meta:character-count="2586"/>
  </office:meta>
</office:document-meta>
</file>